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1" style:family="table">
      <style:table-properties style:width="16.999cm" table:align="margins"/>
    </style:style>
    <style:style style:name="Tab1.A" style:family="table-column">
      <style:table-column-properties style:column-width="8.498cm" style:rel-column-width="32767*"/>
    </style:style>
    <style:style style:name="Tab1.B" style:family="table-column">
      <style:table-column-properties style:column-width="8.5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fo:color="#800000"/>
    </style:style>
    <style:style style:name="P3" style:family="paragraph" style:parent-style-name="Standard">
      <style:paragraph-properties fo:line-height="150%"/>
      <style:text-properties fo:color="#800000" fo:font-weight="normal" style:font-weight-asian="normal" style:font-weight-complex="normal"/>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list-style-name="L1">
      <style:paragraph-properties fo:line-height="150%"/>
    </style:style>
    <style:style style:name="P6" style:family="paragraph" style:parent-style-name="Standard" style:list-style-name="L2">
      <style:paragraph-properties fo:line-height="150%"/>
    </style:style>
    <style:style style:name="P7" style:family="paragraph" style:parent-style-name="Standard">
      <style:paragraph-properties fo:line-height="150%"/>
      <style:text-properties fo:color="#800000"/>
    </style:style>
    <style:style style:name="P8" style:family="paragraph" style:parent-style-name="Standard">
      <style:paragraph-properties fo:line-height="150%" fo:text-align="center" style:justify-single-word="false"/>
      <style:text-properties fo:color="#800000"/>
    </style:style>
    <style:style style:name="P9" style:family="paragraph" style:parent-style-name="Standard">
      <style:paragraph-properties fo:line-height="150%"/>
      <style:text-properties fo:color="#800000" fo:font-weight="bold" style:font-weight-asian="bold" style:font-weight-complex="bold"/>
    </style:style>
    <style:style style:name="P10" style:family="paragraph" style:parent-style-name="Table_20_Contents">
      <style:text-properties fo:color="#800000"/>
    </style:style>
    <style:style style:name="P11" style:family="paragraph" style:parent-style-name="Table_20_Contents">
      <style:paragraph-properties fo:text-align="center" style:justify-single-word="false"/>
      <style:text-properties fo:color="#800000"/>
    </style:style>
    <style:style style:name="P12" style:family="paragraph" style:parent-style-name="Table_20_Contents">
      <style:text-properties fo:color="#800000"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800000"/>
    </style:style>
    <style:style style:name="T6" style:family="text">
      <style:text-properties fo:color="#800000" fo:font-style="normal" style:font-style-asian="normal" style:font-style-complex="normal"/>
    </style:style>
    <style:style style:name="T7" style:family="text">
      <style:text-properties fo:color="#800000" fo:font-style="normal" fo:font-weight="normal" style:font-style-asian="normal" style:font-weight-asian="normal" style:font-style-complex="normal" style:font-weight-complex="normal"/>
    </style:style>
    <style:style style:name="T8" style:family="text">
      <style:text-properties fo:color="#800000"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wersja 0.5 )</text:p>
      <text:p text:style-name="P1"/>
      <text:list text:style-name="L1">
        <text:list-header>
          <text:p text:style-name="P5">2. Analiza domeny i konkurencji</text:p>
          <text:p text:style-name="P5">* informacje o branży</text:p>
          <text:p text:style-name="P5">* krótka historia</text:p>
          <text:p text:style-name="P5">* przedstawienie technologii</text:p>
          <text:p text:style-name="P5">* porównanie na tle konkurencji</text:p>
        </text:list-header>
      </text:list>
      <text:p text:style-name="P1"/>
      <text:p text:style-name="P2">2.1 Informacje o branży i krótka historia</text:p>
      <text:p text:style-name="P2"/>
      <text:p text:style-name="P2"><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P2"/>
      <text:p text:style-name="P2"><text:tab/>Session Initiation Protocol to protokół zaproponowany przez IETF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p text:style-name="P2"/>
      <text:p text:style-name="P2">2.3 Przedstawienie technologii</text:p>
      <text:p text:style-name="P2"/>
      <text:p text:style-name="P2"><text:tab/>Sieć SIP składa się z wielu elementów. Podstawowym elementem są terminale końcowe (nodes)<text:span text:style-name="T1">, które mogą być zarówno aplikacjami komputerowymi (softphones) jak i 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text:span><text:span text:style-name="T1">stacjonarne i na odwrót. Terminalem może być urządzenie z wyglądu przypominające zwykły </text:span><text:soft-page-break/><text:span text:style-name="T1">telefon stacjonarny, podłączane do gniazdek sieciowych i używające protokołu SIP do nawiązywania połączeń.</text:span></text:p>
      <text:p text:style-name="P3"><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P3"><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p text:style-name="P2"/>
      <text:p text:style-name="P2"/>
      <text:p text:style-name="P2">2.4 Porównanie na tle konkurencji.</text:p>
      <text:p text:style-name="P2"/>
      <text:p text:style-name="P2"><text:tab/>W porównaniu mojej aplikacji z konkurencją posłużyłem się następującymi narzędziami:</text:p>
      <text:list text:style-name="L2">
        <text:list-item>
          <text:p text:style-name="P6"><text:span text:style-name="T5">htop – Monitor dający wgląd w listę procesów systemu wraz ze szczegółami (</text:span><text:a xlink:type="simple" xlink:href="http://htop.sourceforge.net/"><text:span text:style-name="T6">http://</text:span></text:a><text:a xlink:type="simple" xlink:href="http://htop.sourceforge.net/"><text:span text:style-name="Citation"><text:span text:style-name="T7">htop</text:span></text:span></text:a><text:a xlink:type="simple" xlink:href="http://htop.sourceforge.net/"><text:span text:style-name="Citation"><text:span text:style-name="T6">.sourceforge.net/</text:span></text:span></text:a><text:span text:style-name="T5">).</text:span></text:p>
        </text:list-item>
        <text:list-item>
          <text:p text:style-name="P6"><text:span text:style-name="T5">monitor systemu KDE4.1 – Monitor mający podobną funkcjonalność co htop (</text:span><text:a xlink:type="simple" xlink:href="http://kde.org/">http://kde.org/</text:a><text:span text:style-name="T5">).</text:span></text:p>
        </text:list-item>
      </text:list>
      <text:p text:style-name="P2"><text:tab/></text:p>
      <text:p text:style-name="P1"><text:span text:style-name="T5"><text:tab/>Porównałem swoją aplikację z aplikacją Skype (</text:span><text:a xlink:type="simple" xlink:href="http://skype.com/">http://skype.com/</text:a><text:span text:style-name="T5">) – jedną z najpopularniejszych tego typu aplikacji na swiecie. Sprzęt na którym przeprowadziłem testy to:</text:span></text:p>
      <text:p text:style-name="P4"><text:span text:style-name="T5">Athlon64 X2 Turion, 1.8Ghz, 4GiB RAM, System: Linux Debian Lenny amd64 </text:span><text:span text:style-name="T8">(</text:span><text:a xlink:type="simple" xlink:href="http://debian.org/">http://debian.org/</text:a><text:span text:style-name="T8">).</text:span></text:p>
      <text:p text:style-name="P2"/>
      <text:p text:style-name="P2">Wyniki testu przedstawiają się następująco:</text:p>
      <text:p text:style-name="P2"/>
      <text:p text:style-name="P2"/>
      <table:table table:name="Tab1" table:style-name="Tab1">
        <table:table-column table:style-name="Tab1.A"/>
        <table:table-column table:style-name="Tab1.B"/>
        <text:soft-page-break/>
        <table:table-row>
          <table:table-cell table:style-name="Tab1.A1" table:number-columns-spanned="2" office:value-type="string">
            <text:p text:style-name="P11">Zużycie pamięci podczas bezczynności (idle)</text:p>
          </table:table-cell>
          <table:covered-table-cell/>
        </table:table-row>
        <table:table-row>
          <table:table-cell table:style-name="Tab1.A2" office:value-type="string">
            <text:p text:style-name="P10">Skype</text:p>
          </table:table-cell>
          <table:table-cell table:style-name="Tab1.B2" office:value-type="string">
            <text:p text:style-name="P10"><text:span text:style-name="T2">25.1 MiB RSS</text:span> (Resident Set Size)</text:p>
          </table:table-cell>
        </table:table-row>
        <table:table-row>
          <table:table-cell table:style-name="Tab1.A2" office:value-type="string">
            <text:p text:style-name="P10">dSipCom</text:p>
          </table:table-cell>
          <table:table-cell table:style-name="Tab1.B2" office:value-type="string">
            <text:p text:style-name="P12">6.2 MiB RSS</text:p>
          </table:table-cell>
        </table:table-row>
      </table:table>
      <text:p text:style-name="P9"/>
      <table:table table:name="Tabela1" table:style-name="Tabela1">
        <table:table-column table:style-name="Tabela1.A"/>
        <table:table-column table:style-name="Tabela1.B"/>
        <table:table-row>
          <table:table-cell table:style-name="Tabela1.A1" table:number-columns-spanned="2" office:value-type="string">
            <text:p text:style-name="P8">Zużycie pamięci podczas połączenia</text:p>
          </table:table-cell>
          <table:covered-table-cell/>
        </table:table-row>
        <table:table-row>
          <table:table-cell table:style-name="Tabela1.A2" office:value-type="string">
            <text:p text:style-name="P10">Skype</text:p>
          </table:table-cell>
          <table:table-cell table:style-name="Tabela1.B2" office:value-type="string">
            <text:p text:style-name="P10"><text:span text:style-name="T2">27.3 MiB RSS</text:span> (Resident Set Size)</text:p>
          </table:table-cell>
        </table:table-row>
        <table:table-row>
          <table:table-cell table:style-name="Tabela1.A2" office:value-type="string">
            <text:p text:style-name="P10">dSipCom</text:p>
          </table:table-cell>
          <table:table-cell table:style-name="Tabela1.B2" office:value-type="string">
            <text:p text:style-name="P12">6.6 MiB RSS</text:p>
          </table:table-cell>
        </table:table-row>
      </table:table>
      <text:p text:style-name="P2"/>
      <table:table table:name="Tabela2" table:style-name="Tabela2">
        <table:table-column table:style-name="Tabela2.A"/>
        <table:table-column table:style-name="Tabela2.B"/>
        <table:table-row>
          <table:table-cell table:style-name="Tabela2.A1" table:number-columns-spanned="2" office:value-type="string">
            <text:p text:style-name="P8"><text:bookmark text:name="cite_ref-svoip_0-01"/>Zużycie procesora podczas bezczynności (idle)</text:p>
          </table:table-cell>
          <table:covered-table-cell/>
        </table:table-row>
        <table:table-row>
          <table:table-cell table:style-name="Tabela2.A2" office:value-type="string">
            <text:p text:style-name="P10">Skype</text:p>
          </table:table-cell>
          <table:table-cell table:style-name="Tabela2.B2" office:value-type="string">
            <text:p text:style-name="P12">1% – 3%</text:p>
          </table:table-cell>
        </table:table-row>
        <table:table-row>
          <table:table-cell table:style-name="Tabela2.A2" office:value-type="string">
            <text:p text:style-name="P10">dSipCom</text:p>
          </table:table-cell>
          <table:table-cell table:style-name="Tabela2.B2" office:value-type="string">
            <text:p text:style-name="P12">1% – 3%</text:p>
          </table:table-cell>
        </table:table-row>
      </table:table>
      <text:p text:style-name="P2"/>
      <table:table table:name="Tabela3" table:style-name="Tabela3">
        <table:table-column table:style-name="Tabela3.A"/>
        <table:table-column table:style-name="Tabela3.B"/>
        <table:table-row>
          <table:table-cell table:style-name="Tabela3.A1" table:number-columns-spanned="2" office:value-type="string">
            <text:p text:style-name="P8"><text:bookmark text:name="cite_ref-svoip_0-0"/>Zużycie procesora podczas połączenia</text:p>
          </table:table-cell>
          <table:covered-table-cell/>
        </table:table-row>
        <table:table-row>
          <table:table-cell table:style-name="Tabela3.A2" office:value-type="string">
            <text:p text:style-name="P10">Skype</text:p>
          </table:table-cell>
          <table:table-cell table:style-name="Tabela3.B2" office:value-type="string">
            <text:p text:style-name="P9">1% – 15%</text:p>
          </table:table-cell>
        </table:table-row>
        <table:table-row>
          <table:table-cell table:style-name="Tabela3.A2" office:value-type="string">
            <text:p text:style-name="P10">dSipCom</text:p>
          </table:table-cell>
          <table:table-cell table:style-name="Tabela3.B2" office:value-type="string">
            <text:p text:style-name="P9">3% – 10%</text:p>
          </table:table-cell>
        </table:table-row>
      </table:table>
      <text:p text:style-name="P2"/>
      <text:p text:style-name="P2"/>
      <text:p text:style-name="P2">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odpowiedniki domyślnie dołączane do projektu DSipCom.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8-10T14:45:53</meta:creation-date>
    <dc:date>2008-08-25T19:18:03</dc:date>
    <meta:editing-cycles>48</meta:editing-cycles>
    <meta:editing-duration>PT6H44M59S</meta:editing-duration>
    <meta:user-defined meta:name="Informacja 1"/>
    <meta:user-defined meta:name="Informacja 2"/>
    <meta:user-defined meta:name="Informacja 3"/>
    <meta:user-defined meta:name="Informacja 4"/>
    <meta:document-statistic meta:table-count="4" meta:image-count="0" meta:object-count="0" meta:page-count="3" meta:paragraph-count="42" meta:word-count="651" meta:character-count="4817"/>
  </office:meta>
</office:document-meta>
</file>